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bc0e" officeooo:paragraph-rsid="0013bc0e"/>
    </style:style>
    <style:style style:name="P2" style:family="paragraph" style:parent-style-name="Standard">
      <style:text-properties officeooo:rsid="0016c588" officeooo:paragraph-rsid="0016c588"/>
    </style:style>
    <style:style style:name="P3" style:family="paragraph" style:parent-style-name="Standard">
      <style:text-properties officeooo:rsid="0037826b" officeooo:paragraph-rsid="0037826b"/>
    </style:style>
    <style:style style:name="P4" style:family="paragraph" style:parent-style-name="Standard">
      <style:text-properties officeooo:rsid="003edb63" officeooo:paragraph-rsid="003edb63"/>
    </style:style>
    <style:style style:name="P5" style:family="paragraph" style:parent-style-name="Standard">
      <style:text-properties officeooo:rsid="0040f481" officeooo:paragraph-rsid="0040f481"/>
    </style:style>
    <style:style style:name="P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6c588" officeooo:paragraph-rsid="0016c588"/>
    </style:style>
    <style:style style:name="P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3edb63" officeooo:paragraph-rsid="003edb63"/>
    </style:style>
    <style:style style:name="P8" style:family="paragraph" style:parent-style-name="Standard" style:list-style-name="L1">
      <style:text-properties officeooo:rsid="00208f3b" officeooo:paragraph-rsid="00208f3b"/>
    </style:style>
    <style:style style:name="P9" style:family="paragraph" style:parent-style-name="Standard" style:list-style-name="L1">
      <style:text-properties officeooo:rsid="00240f6e" officeooo:paragraph-rsid="00240f6e"/>
    </style:style>
    <style:style style:name="P10" style:family="paragraph" style:parent-style-name="Standard" style:list-style-name="L1">
      <style:text-properties officeooo:rsid="0024da77" officeooo:paragraph-rsid="0024da77"/>
    </style:style>
    <style:style style:name="P11" style:family="paragraph" style:parent-style-name="Standard" style:list-style-name="L1">
      <style:text-properties officeooo:rsid="0025e898" officeooo:paragraph-rsid="0025e898"/>
    </style:style>
    <style:style style:name="P12" style:family="paragraph" style:parent-style-name="Standard" style:list-style-name="L1">
      <style:text-properties officeooo:rsid="0026e50d" officeooo:paragraph-rsid="0026e50d"/>
    </style:style>
    <style:style style:name="P13" style:family="paragraph" style:parent-style-name="Standard" style:list-style-name="L1">
      <style:text-properties officeooo:rsid="0027b54d" officeooo:paragraph-rsid="0027b54d"/>
    </style:style>
    <style:style style:name="P14" style:family="paragraph" style:parent-style-name="Standard" style:list-style-name="L1">
      <style:text-properties officeooo:rsid="00290fb2" officeooo:paragraph-rsid="00290fb2"/>
    </style:style>
    <style:style style:name="P15" style:family="paragraph" style:parent-style-name="Standard" style:list-style-name="L1">
      <style:text-properties officeooo:rsid="002ac9ad" officeooo:paragraph-rsid="002ac9ad"/>
    </style:style>
    <style:style style:name="P16" style:family="paragraph" style:parent-style-name="Standard" style:list-style-name="L1">
      <style:text-properties officeooo:rsid="002b941e" officeooo:paragraph-rsid="002b941e"/>
    </style:style>
    <style:style style:name="P17" style:family="paragraph" style:parent-style-name="Standard" style:list-style-name="L1">
      <style:text-properties officeooo:rsid="00313ca0" officeooo:paragraph-rsid="00313ca0"/>
    </style:style>
    <style:style style:name="P18" style:family="paragraph" style:parent-style-name="Standard" style:list-style-name="L1">
      <style:text-properties officeooo:rsid="00323572" officeooo:paragraph-rsid="00323572"/>
    </style:style>
    <style:style style:name="P19" style:family="paragraph" style:parent-style-name="Standard" style:list-style-name="L1">
      <style:text-properties officeooo:rsid="0033732a" officeooo:paragraph-rsid="00353c25"/>
    </style:style>
    <style:style style:name="P20" style:family="paragraph" style:parent-style-name="Standard" style:list-style-name="L1">
      <style:text-properties officeooo:rsid="0037826b" officeooo:paragraph-rsid="0037826b"/>
    </style:style>
    <style:style style:name="P21" style:family="paragraph" style:parent-style-name="Standard" style:list-style-name="L2">
      <style:text-properties officeooo:rsid="00404aba" officeooo:paragraph-rsid="00404aba"/>
    </style:style>
    <style:style style:name="P22" style:family="paragraph" style:parent-style-name="Standard" style:list-style-name="L2">
      <style:text-properties officeooo:rsid="0040f481" officeooo:paragraph-rsid="0040f481"/>
    </style:style>
    <style:style style:name="P23" style:family="paragraph" style:parent-style-name="Standard" style:list-style-name="L2">
      <style:text-properties officeooo:rsid="004c47de" officeooo:paragraph-rsid="004c47de"/>
    </style:style>
    <style:style style:name="P24" style:family="paragraph" style:parent-style-name="Standard" style:list-style-name="L2">
      <style:text-properties officeooo:rsid="005071d5" officeooo:paragraph-rsid="005071d5"/>
    </style:style>
    <style:style style:name="P25" style:family="paragraph" style:parent-style-name="Standard" style:list-style-name="L2">
      <style:text-properties officeooo:rsid="004cd9c0" officeooo:paragraph-rsid="004cd9c0"/>
    </style:style>
    <style:style style:name="P26" style:family="paragraph" style:parent-style-name="Standard" style:list-style-name="L2">
      <style:text-properties officeooo:rsid="004d70c5" officeooo:paragraph-rsid="004d70c5"/>
    </style:style>
    <style:style style:name="P27" style:family="paragraph" style:parent-style-name="Standard" style:list-style-name="L2">
      <style:text-properties officeooo:rsid="00520739" officeooo:paragraph-rsid="00520739"/>
    </style:style>
    <style:style style:name="P28" style:family="paragraph" style:parent-style-name="Standard" style:list-style-name="L2">
      <style:text-properties officeooo:rsid="0053eeb2" officeooo:paragraph-rsid="0053eeb2"/>
    </style:style>
    <style:style style:name="P29" style:family="paragraph" style:parent-style-name="Standard" style:list-style-name="L2">
      <style:text-properties officeooo:rsid="00559906" officeooo:paragraph-rsid="00559906"/>
    </style:style>
    <style:style style:name="T1" style:family="text">
      <style:text-properties officeooo:rsid="00253124"/>
    </style:style>
    <style:style style:name="T2" style:family="text">
      <style:text-properties officeooo:rsid="00353c25"/>
    </style:style>
    <style:style style:name="T3" style:family="text">
      <style:text-properties officeooo:rsid="0041a5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0% eksamen, 30% for det tidligere?</text:p>
      <text:p text:style-name="P1"/>
      <text:p text:style-name="P1"/>
      <text:p text:style-name="P1"/>
      <text:p text:style-name="P2">I dag</text:p>
      <text:p text:style-name="P6"/>
      <text:p text:style-name="P2"/>
      <text:list xml:id="list1536911771051661371" text:style-name="L1">
        <text:list-item>
          <text:p text:style-name="P8">Vi skriver opp opfinnelsen av sannsynlighetsregning på tidslinjen for hele verden i dette faget. </text:p>
        </text:list-item>
        <text:list-item>
          <text:p text:style-name="P9">Tre deler </text:p>
          <text:list>
            <text:list-item>
              <text:p text:style-name="P10">Før statistikk =&gt; Fiabiliste </text:p>
            </text:list-item>
            <text:list-item>
              <text:p text:style-name="P10">E<text:span text:style-name="T1">tter =&gt; Matrise </text:span></text:p>
            </text:list-item>
            <text:list-item>
              <text:p text:style-name="P11">Rundt 80-tallet =&gt; Aversion risque</text:p>
            </text:list-item>
          </text:list>
        </text:list-item>
        <text:list-item>
          <text:p text:style-name="P12">Flere historier faser </text:p>
          <text:list>
            <text:list-item>
              <text:p text:style-name="P13">Temps 1</text:p>
            </text:list-item>
            <text:list-item>
              <text:p text:style-name="P13">Temps 2</text:p>
              <text:list>
                <text:list-item>
                  <text:p text:style-name="P13">Risiko ble ignorert ( den industrielle revolusjon)</text:p>
                </text:list-item>
                <text:list-item>
                  <text:p text:style-name="P13">Slutten av 1800-tallet: starten av «fait social»</text:p>
                </text:list-item>
                <text:list-item>
                  <text:p text:style-name="P13">Jobbsikkerhet </text:p>
                </text:list-item>
              </text:list>
            </text:list-item>
            <text:list-item>
              <text:p text:style-name="P14">Temps 3</text:p>
              <text:list>
                <text:list-item>
                  <text:p text:style-name="P15">1980- i dag </text:p>
                  <text:list>
                    <text:list-item>
                      <text:p text:style-name="P16">Utviklingen av markedsøkonomien. </text:p>
                    </text:list-item>
                    <text:list-item>
                      <text:p text:style-name="P16">Sosialt uakseptabelt med risikoer (zero risque)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Reglementation </text:p>
          <text:list>
            <text:list-item>
              <text:p text:style-name="P18">Loi federale sur la protection de l’environnement (LPE)</text:p>
              <text:list>
                <text:list-item>
                  <text:p text:style-name="P18">art 10_ Protection contre les catastrophes </text:p>
                </text:list-item>
                <text:list-item>
                  <text:p text:style-name="P19"><text:span text:style-name="T2">Ordonnance</text:span> sur la protection contre les accidents majeurs (OPAM) </text:p>
                </text:list-item>
              </text:list>
            </text:list-item>
          </text:list>
        </text:list-item>
        <text:list-item>
          <text:p text:style-name="P20">Reglementation </text:p>
        </text:list-item>
      </text:list>
      <text:p text:style-name="P3"/>
      <text:p text:style-name="P3"/>
      <text:p text:style-name="P3"/>
      <text:p text:style-name="P3"/>
      <text:p text:style-name="P7">Del 3</text:p>
      <text:p text:style-name="P4"/>
      <text:p text:style-name="P4"/>
      <text:list xml:id="list5826359015420094992" text:style-name="L2">
        <text:list-item>
          <text:p text:style-name="P21">OPAM </text:p>
          <text:list>
            <text:list-item>
              <text:p text:style-name="P22">Del 1: introkuksjon <text:span text:style-name="T3">+ Hvem handler det om(?)</text:span></text:p>
            </text:list-item>
            <text:list-item>
              <text:p text:style-name="P22">2 : Forhindring av ulykker </text:p>
            </text:list-item>
            <text:list-item>
              <text:p text:style-name="P22">3: Under og etter en ulykke </text:p>
            </text:list-item>
          </text:list>
        </text:list-item>
      </text:list>
      <text:p text:style-name="P5"/>
      <text:list xml:id="list94945533255161" text:continue-numbering="true" text:style-name="L2">
        <text:list-item>
          <text:p text:style-name="P23">For selskap som håndterer farlige substanser er det kun kvalitative grenser </text:p>
          <text:list>
            <text:list-item>
              <text:p text:style-name="P24">typiske stoffer + farlig avfall</text:p>
            </text:list-item>
          </text:list>
        </text:list-item>
        <text:list-item>
          <text:p text:style-name="P25">For de som bruker genmodifiserte mikroorganismer eller patogener er det egne regler </text:p>
          <text:list>
            <text:list-item>
              <text:p text:style-name="P26">Cl. activités 3 &amp; 4 (OUC) </text:p>
            </text:list-item>
            <text:list-item>
              <text:p text:style-name="P26">Virus, bakterier, «champignongs», parasites</text:p>
            </text:list-item>
          </text:list>
        </text:list-item>
        <text:list-item>
          <text:p text:style-name="P24">Jernbaneanlegg, ... og ...</text:p>
          <text:list>
            <text:list-item>
              <text:p text:style-name="P27">Voies de grand transit avec transports de MD</text:p>
            </text:list-item>
          </text:list>
        </text:list-item>
        <text:list-item>
          <text:p text:style-name="P27">Pipelines </text:p>
          <text:list>
            <text:list-item>
              <text:p text:style-name="P28">Naturgass og brennbar væske eller gass </text:p>
            </text:list-item>
          </text:list>
        </text:list-item>
        <text:list-item>
          <text:p text:style-name="P29"><text:soft-page-break/>3, Reglementaions </text:p>
          <text:list>
            <text:list-item>
              <text:p text:style-name="P2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8:42:44.317787248</meta:creation-date>
    <meta:generator>LibreOffice/5.1.6.2$Linux_X86_64 LibreOffice_project/10m0$Build-2</meta:generator>
    <dc:date>2019-03-27T09:49:44.904640749</dc:date>
    <meta:editing-duration>PT3H17M22S</meta:editing-duration>
    <meta:editing-cycles>43</meta:editing-cycles>
    <meta:document-statistic meta:table-count="0" meta:image-count="0" meta:object-count="0" meta:page-count="2" meta:paragraph-count="38" meta:word-count="213" meta:character-count="1209" meta:non-whitespace-character-count="1046"/>
  </office:meta>
</office:document-meta>
</file>